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Cantarell" svg:font-family="Cantarell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0.529cm" fo:text-align="start" style:justify-single-word="false"/>
      <style:text-properties style:font-name="Bitstream Vera Sans" fo:font-weight="normal" officeooo:rsid="00036932" officeooo:paragraph-rsid="00036932" style:font-weight-asian="normal" style:font-weight-complex="normal"/>
    </style:style>
    <style:style style:name="P2" style:family="paragraph" style:parent-style-name="Standard">
      <style:paragraph-properties fo:line-height="1.058cm" fo:text-align="center" style:justify-single-word="false"/>
      <style:text-properties style:font-name="Bitstream Vera Sans" fo:font-size="24pt" fo:letter-spacing="0.004cm" fo:font-weight="normal" officeooo:rsid="00036932" officeooo:paragraph-rsid="00036932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line-height="0.529cm" fo:text-align="center" style:justify-single-word="false"/>
      <style:text-properties officeooo:paragraph-rsid="00036932"/>
    </style:style>
    <style:style style:name="P4" style:family="paragraph" style:parent-style-name="Standard">
      <style:paragraph-properties fo:line-height="80%"/>
    </style:style>
    <style:style style:name="P5" style:family="paragraph" style:parent-style-name="Text_20_body">
      <style:paragraph-properties fo:line-height="60%" fo:text-align="start" style:justify-single-word="false"/>
      <style:text-properties style:font-name="Cantarell" officeooo:rsid="00036932" officeooo:paragraph-rsid="00036932"/>
    </style:style>
    <style:style style:name="P6" style:family="paragraph" style:parent-style-name="Text_20_body">
      <style:paragraph-properties fo:line-height="60%"/>
      <style:text-properties style:font-name="Cantarell" officeooo:rsid="00036932" officeooo:paragraph-rsid="00036932"/>
    </style:style>
    <style:style style:name="P7" style:family="paragraph" style:parent-style-name="Text_20_body">
      <style:paragraph-properties fo:line-height="50%"/>
      <style:text-properties style:font-name="Cantarell" officeooo:rsid="0019be01" officeooo:paragraph-rsid="0019be01"/>
    </style:style>
    <style:style style:name="P8" style:family="paragraph" style:parent-style-name="Text_20_body">
      <style:paragraph-properties fo:line-height="70%"/>
      <style:text-properties style:font-name="Cantarell" fo:font-weight="bold" officeooo:rsid="00042363" officeooo:paragraph-rsid="000467cb" style:font-weight-asian="bold" style:font-weight-complex="bold"/>
    </style:style>
    <style:style style:name="P9" style:family="paragraph" style:parent-style-name="Text_20_body">
      <style:paragraph-properties fo:margin-left="0cm" fo:margin-right="0cm" fo:margin-top="0.101cm" fo:margin-bottom="0.146cm" loext:contextual-spacing="false" fo:line-height="90%" fo:text-indent="0cm" style:auto-text-indent="false"/>
      <style:text-properties style:font-name="Cantarell" fo:font-weight="bold" officeooo:rsid="0007487e" officeooo:paragraph-rsid="0007487e" style:font-weight-asian="bold" style:font-weight-complex="bold"/>
    </style:style>
    <style:style style:name="P10" style:family="paragraph" style:parent-style-name="Text_20_body">
      <style:paragraph-properties fo:margin-left="0cm" fo:margin-right="0cm" fo:margin-top="0.101cm" fo:margin-bottom="0.146cm" loext:contextual-spacing="false" fo:line-height="70%" fo:text-indent="0cm" style:auto-text-indent="false"/>
      <style:text-properties style:font-name="Cantarell" fo:font-weight="normal" officeooo:rsid="00063f58" officeooo:paragraph-rsid="00063f58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90%" fo:text-indent="0cm" style:auto-text-indent="false"/>
      <style:text-properties style:font-name="Cantarell" fo:font-weight="bold" officeooo:rsid="0007487e" officeooo:paragraph-rsid="0007487e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90%" fo:text-indent="0cm" style:auto-text-indent="false"/>
      <style:text-properties style:font-name="Cantarell" fo:font-weight="normal" officeooo:rsid="0007487e" officeooo:paragraph-rsid="0007487e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90%" fo:text-indent="0cm" style:auto-text-indent="false"/>
      <style:text-properties style:font-name="Cantarell" fo:font-weight="normal" officeooo:rsid="000c2220" officeooo:paragraph-rsid="000c2220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70%" fo:text-indent="0cm" style:auto-text-indent="false"/>
      <style:text-properties style:font-name="Cantarell" fo:font-weight="normal" officeooo:rsid="00063f58" officeooo:paragraph-rsid="00063f58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90%" fo:text-indent="0cm" style:auto-text-indent="false"/>
      <style:text-properties style:font-name="Bitstream Vera Sans" fo:font-weight="normal" officeooo:rsid="000fd27e" officeooo:paragraph-rsid="000fd27e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.101cm" fo:margin-bottom="0.101cm" loext:contextual-spacing="false" fo:line-height="90%" fo:text-indent="0cm" style:auto-text-indent="false"/>
      <style:text-properties style:font-name="Cantarell" fo:font-weight="bold" officeooo:rsid="000c2220" officeooo:paragraph-rsid="000c2220" style:font-weight-asian="bold" style:font-weight-complex="bold"/>
    </style:style>
    <style:style style:name="P17" style:family="paragraph" style:parent-style-name="Text_20_body">
      <style:paragraph-properties fo:margin-left="0cm" fo:margin-right="0cm" fo:margin-top="0.201cm" fo:margin-bottom="0.201cm" loext:contextual-spacing="false" fo:line-height="90%" fo:text-indent="0cm" style:auto-text-indent="false"/>
      <style:text-properties style:font-name="Cantarell" fo:font-weight="normal" officeooo:rsid="000c2220" officeooo:paragraph-rsid="000c2220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046cm" loext:contextual-spacing="false" fo:line-height="70%" fo:text-indent="0cm" style:auto-text-indent="false"/>
      <style:text-properties style:font-name="Cantarell" fo:font-weight="normal" officeooo:rsid="000467cb" officeooo:paragraph-rsid="000467cb" style:font-weight-asian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80%"/>
      <style:text-properties style:font-name="Bitstream Vera Sans" fo:font-size="15pt" officeooo:rsid="00042363" style:font-size-asian="15pt" style:font-size-complex="15pt"/>
    </style:style>
    <style:style style:name="P20" style:family="paragraph" style:parent-style-name="Text_20_body">
      <style:paragraph-properties fo:margin-top="0cm" fo:margin-bottom="0cm" loext:contextual-spacing="false" fo:line-height="90%"/>
      <style:text-properties style:font-name="Cantarell" fo:font-weight="bold" officeooo:rsid="0012f20b" officeooo:paragraph-rsid="0012f20b" style:font-weight-asian="bold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90%"/>
      <style:text-properties style:font-name="Cantarell" fo:font-weight="bold" officeooo:rsid="001345ed" officeooo:paragraph-rsid="001345ed" style:font-weight-asian="bold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90%"/>
      <style:text-properties style:font-name="Cantarell" fo:font-weight="bold" officeooo:rsid="00187a32" officeooo:paragraph-rsid="00187a32" style:font-weight-asian="bold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60%"/>
      <style:text-properties style:font-name="Cantarell" officeooo:rsid="00042363" officeooo:paragraph-rsid="00042363"/>
    </style:style>
    <style:style style:name="P24" style:family="paragraph" style:parent-style-name="Text_20_body">
      <style:paragraph-properties fo:margin-top="0cm" fo:margin-bottom="0cm" loext:contextual-spacing="false" fo:line-height="90%"/>
      <style:text-properties style:font-name="Bitstream Vera Sans" fo:font-weight="bold" officeooo:rsid="00187a32" officeooo:paragraph-rsid="00187a32" style:font-weight-asian="bold" style:font-weight-complex="bold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style:font-name="Bitstream Vera Sans" officeooo:rsid="001ad332" officeooo:paragraph-rsid="001ad332"/>
    </style:style>
    <style:style style:name="P26" style:family="paragraph" style:parent-style-name="Text_20_body">
      <style:paragraph-properties fo:margin-top="0cm" fo:margin-bottom="0cm" loext:contextual-spacing="false" fo:line-height="50%"/>
      <style:text-properties style:font-name="Bitstream Vera Sans" officeooo:rsid="001bfe2c" officeooo:paragraph-rsid="001bfe2c"/>
    </style:style>
    <style:style style:name="P27" style:family="paragraph" style:parent-style-name="Horizontal_20_Line">
      <style:text-properties officeooo:paragraph-rsid="000fd27e"/>
    </style:style>
    <style:style style:name="P28" style:family="paragraph" style:parent-style-name="Horizontal_20_Line">
      <style:paragraph-properties fo:line-height="80%"/>
      <style:text-properties officeooo:rsid="000fd27e" officeooo:paragraph-rsid="000fd27e"/>
    </style:style>
    <style:style style:name="P29" style:family="paragraph" style:parent-style-name="Horizontal_20_Line">
      <style:paragraph-properties fo:line-height="50%"/>
    </style:style>
    <style:style style:name="P30" style:family="paragraph" style:parent-style-name="Text_20_body">
      <style:paragraph-properties fo:margin-top="0cm" fo:margin-bottom="0.046cm" loext:contextual-spacing="false" fo:line-height="90%"/>
      <style:text-properties style:font-name="Cantarell" fo:font-weight="bold" officeooo:paragraph-rsid="000fd27e" style:font-weight-asian="bold" style:font-weight-complex="bold"/>
    </style:style>
    <style:style style:name="P31" style:family="paragraph" style:parent-style-name="Standard">
      <style:paragraph-properties fo:line-height="0.529cm" fo:text-align="center" style:justify-single-word="false"/>
      <style:text-properties fo:font-size="12pt" fo:font-weight="normal" officeooo:paragraph-rsid="00274430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margin-top="0cm" fo:margin-bottom="0cm" loext:contextual-spacing="false" fo:line-height="90%"/>
      <style:text-properties style:font-name="Cantarell" fo:font-weight="normal" officeooo:rsid="00120f11" officeooo:paragraph-rsid="00120f11" style:font-weight-asian="normal" style:font-weight-complex="normal"/>
    </style:style>
    <style:style style:name="P33" style:family="paragraph" style:parent-style-name="Text_20_body">
      <style:paragraph-properties fo:margin-top="0cm" fo:margin-bottom="0cm" loext:contextual-spacing="false" fo:line-height="90%"/>
      <style:text-properties style:font-name="Cantarell" fo:font-weight="normal" officeooo:rsid="001345ed" officeooo:paragraph-rsid="001345ed" style:font-weight-asian="normal" style:font-weight-complex="normal"/>
    </style:style>
    <style:style style:name="P34" style:family="paragraph" style:parent-style-name="Text_20_body">
      <style:paragraph-properties fo:margin-top="0cm" fo:margin-bottom="0cm" loext:contextual-spacing="false" fo:line-height="90%"/>
      <style:text-properties style:font-name="Cantarell" fo:font-weight="normal" officeooo:rsid="00187a32" officeooo:paragraph-rsid="00187a32" style:font-weight-asian="normal" style:font-weight-complex="normal"/>
    </style:style>
    <style:style style:name="P35" style:family="paragraph" style:parent-style-name="Text_20_body">
      <style:paragraph-properties fo:line-height="50%"/>
      <style:text-properties style:font-name="Cantarell" officeooo:rsid="001e0055" officeooo:paragraph-rsid="001e0055"/>
    </style:style>
    <style:style style:name="P36" style:family="paragraph" style:parent-style-name="Text_20_body">
      <style:paragraph-properties fo:line-height="50%"/>
      <style:text-properties style:font-name="Cantarell" officeooo:rsid="001e0055" officeooo:paragraph-rsid="00206073"/>
    </style:style>
    <style:style style:name="P37" style:family="paragraph" style:parent-style-name="Text_20_body">
      <style:paragraph-properties fo:line-height="50%"/>
      <style:text-properties style:font-name="Cantarell" officeooo:rsid="00206073" officeooo:paragraph-rsid="00206073"/>
    </style:style>
    <style:style style:name="P38" style:family="paragraph" style:parent-style-name="Text_20_body">
      <style:paragraph-properties fo:margin-top="0cm" fo:margin-bottom="0.046cm" loext:contextual-spacing="false" fo:line-height="50%"/>
      <style:text-properties style:font-name="Cantarell" officeooo:rsid="00206073" officeooo:paragraph-rsid="00206073"/>
    </style:style>
    <style:style style:name="P39" style:family="paragraph" style:parent-style-name="Text_20_body">
      <style:paragraph-properties fo:margin-top="0cm" fo:margin-bottom="0.046cm" loext:contextual-spacing="false" fo:line-height="100%"/>
      <style:text-properties style:font-name="Cantarell" officeooo:paragraph-rsid="0023e143"/>
    </style:style>
    <style:style style:name="T1" style:family="text">
      <style:text-properties officeooo:rsid="00036932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font-name="Garuda" officeooo:rsid="00036932"/>
    </style:style>
    <style:style style:name="T4" style:family="text">
      <style:text-properties style:font-name="Garuda" officeooo:rsid="00274430"/>
    </style:style>
    <style:style style:name="T5" style:family="text">
      <style:text-properties fo:font-size="12pt" fo:font-weight="normal" officeooo:rsid="00036932" style:font-size-asian="12pt" style:font-weight-asian="normal" style:font-size-complex="12pt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Bitstream Vera Sans" fo:font-size="15pt" officeooo:rsid="00042363" style:font-size-asian="15pt" style:font-size-complex="15pt"/>
    </style:style>
    <style:style style:name="T9" style:family="text">
      <style:text-properties style:font-name="Bitstream Vera Sans" officeooo:rsid="0004236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42363"/>
    </style:style>
    <style:style style:name="T12" style:family="text">
      <style:text-properties officeooo:rsid="000467cb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467cb" style:font-weight-asian="normal" style:font-weight-complex="normal"/>
    </style:style>
    <style:style style:name="T15" style:family="text">
      <style:text-properties fo:font-weight="normal" officeooo:rsid="00036932" style:font-weight-asian="normal" style:font-weight-complex="normal"/>
    </style:style>
    <style:style style:name="T16" style:family="text">
      <style:text-properties fo:font-weight="normal" officeooo:rsid="000848ba" style:font-weight-asian="normal" style:font-weight-complex="normal"/>
    </style:style>
    <style:style style:name="T17" style:family="text">
      <style:text-properties fo:font-weight="normal" officeooo:rsid="000a3549" style:font-weight-asian="normal" style:font-weight-complex="normal"/>
    </style:style>
    <style:style style:name="T18" style:family="text">
      <style:text-properties fo:font-weight="normal" officeooo:rsid="00117b74" style:font-weight-asian="normal" style:font-weight-complex="normal"/>
    </style:style>
    <style:style style:name="T19" style:family="text">
      <style:text-properties fo:font-weight="normal" officeooo:rsid="001345ed" style:font-weight-asian="normal" style:font-weight-complex="normal"/>
    </style:style>
    <style:style style:name="T20" style:family="text">
      <style:text-properties fo:font-weight="normal" officeooo:rsid="0019be01" style:font-weight-asian="normal" style:font-weight-complex="normal"/>
    </style:style>
    <style:style style:name="T21" style:family="text">
      <style:text-properties officeooo:rsid="00063f58"/>
    </style:style>
    <style:style style:name="T22" style:family="text">
      <style:text-properties officeooo:rsid="0007487e"/>
    </style:style>
    <style:style style:name="T23" style:family="text">
      <style:text-properties officeooo:rsid="000d7148"/>
    </style:style>
    <style:style style:name="T24" style:family="text">
      <style:text-properties officeooo:rsid="000ecd89"/>
    </style:style>
    <style:style style:name="T25" style:family="text">
      <style:text-properties officeooo:rsid="000fd27e"/>
    </style:style>
    <style:style style:name="T26" style:family="text">
      <style:text-properties officeooo:rsid="001345ed"/>
    </style:style>
    <style:style style:name="T27" style:family="text">
      <style:text-properties officeooo:rsid="0017bdc1"/>
    </style:style>
    <style:style style:name="T28" style:family="text">
      <style:text-properties officeooo:rsid="0019be01"/>
    </style:style>
    <style:style style:name="T29" style:family="text">
      <style:text-properties officeooo:rsid="00206073"/>
    </style:style>
    <style:style style:name="T30" style:family="text">
      <style:text-properties officeooo:rsid="0021bb9e"/>
    </style:style>
    <style:style style:name="T31" style:family="text">
      <style:text-properties officeooo:rsid="002353c2"/>
    </style:style>
    <style:style style:name="T32" style:family="text">
      <style:text-properties officeooo:rsid="0023e143"/>
    </style:style>
    <style:style style:name="T33" style:family="text">
      <style:text-properties fo:font-variant="normal" fo:text-transform="none" fo:font-size="11.25pt" fo:letter-spacing="normal" fo:font-style="normal" fo:font-weight="normal"/>
    </style:style>
    <style:style style:name="T34" style:family="text">
      <style:text-properties fo:font-variant="normal" fo:text-transform="none" fo:font-size="11.25pt" fo:letter-spacing="normal" fo:font-style="normal" fo:font-weight="normal" officeooo:rsid="0023e1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H</text:span>ARSHVEER <text:span text:style-name="T2">S</text:span>INGH</text:p>
      <text:p text:style-name="P31"><text:span text:style-name="T3">8427337873 </text:span><text:span text:style-name="T4">• </text:span><text:span text:style-name="T3">Ludhiana, Punjab</text:span></text:p>
      <text:p text:style-name="P3"><text:a xlink:type="simple" xlink:href="mailto:harshveer321.code@gmail.com" text:style-name="Internet_20_link" text:visited-style-name="Visited_20_Internet_20_Link"><text:span text:style-name="T5">harshveer321.code@gmail.com</text:span></text:a><text:span text:style-name="T5"> </text:span>• <text:span text:style-name="T1">github: </text:span><text:a xlink:type="simple" xlink:href="https://www.github.com/llStringll" text:style-name="Internet_20_link" text:visited-style-name="Visited_20_Internet_20_Link"><text:span text:style-name="T1">https://www.github.com/llStringll</text:span></text:a><text:span text:style-name="T1"> </text:span>• <text:span text:style-name="T1">DOB: 25 Feb, 2000</text:span></text:p>
      <text:p text:style-name="P3"/>
      <text:p text:style-name="P3"/>
      <text:p text:style-name="P1"><text:span text:style-name="T6">E</text:span>DUCATION</text:p>
      <text:p text:style-name="Horizontal_20_Line"/>
      <text:p text:style-name="P5"><text:span text:style-name="T10">Thapar Institute of Engineering and Technology</text:span>, <text:tab/><text:tab/><text:tab/><text:tab/>July ’1<text:span text:style-name="T11">7</text:span> - <text:span text:style-name="T11">Present</text:span></text:p>
      <text:p text:style-name="P6">Bachelor of Engineering (B.E.) in Electronics and Computer Engineering</text:p>
      <text:p text:style-name="P23">CGPA: 6.56 / 10.0</text:p>
      <text:p text:style-name="P19"/>
      <text:p text:style-name="P4"><text:span text:style-name="T8">I</text:span><text:span text:style-name="T9">NDUSTRY </text:span><text:span text:style-name="T8">E</text:span><text:span text:style-name="T9">XPERIENCE &amp; </text:span><text:span text:style-name="T8">T</text:span><text:span text:style-name="T9">ECHNICAL </text:span><text:span text:style-name="T8">P</text:span><text:span text:style-name="T9">ROJECTS </text:span></text:p>
      <text:p text:style-name="P28"/>
      <text:p text:style-name="P8">Academic Head, <text:span text:style-name="T12">ACM Student Chapter, T.I.E.T.<text:tab/><text:tab/><text:tab/><text:tab/></text:span><text:span text:style-name="T14">July </text:span><text:span text:style-name="T15">’</text:span><text:span text:style-name="T14">19 – July </text:span><text:span text:style-name="T15">’</text:span><text:span text:style-name="T14">20</text:span></text:p>
      <text:p text:style-name="P18"><text:span text:style-name="T21">P</text:span>lan<text:span text:style-name="T21">ned</text:span> the acedamic curriculum : topi<text:span text:style-name="T21">cs</text:span>, n<text:span text:style-name="T21">umber</text:span> of classes, mentor <text:span text:style-name="T21">assignment</text:span>.</text:p>
      <text:p text:style-name="P10">Mentored <text:span text:style-name="T24">the </text:span>Machine Learning research group</text:p>
      <text:p text:style-name="P14">Mentored teams for PECFEST Hackathon ‘19, SATURNALIA <text:span text:style-name="T22">Hackathon ‘19</text:span></text:p>
      <text:p text:style-name="P14"/>
      <text:p text:style-name="P9">Tinotifications<text:tab/><text:tab/><text:tab/><text:tab/><text:tab/><text:tab/><text:tab/><text:tab/><text:tab/><text:tab/> <text:s text:c="4"/><text:span text:style-name="T13">Dec ‘1</text:span><text:span text:style-name="T17">8</text:span></text:p>
      <text:p text:style-name="P11"><text:span text:style-name="T13">Developed <text:s/>an event management and publicity platform for Thapar Institute of Engineering and Technology, (currently in use, exclusive for TIET students), backboned with a Transformer based attention model </text:span><text:span text:style-name="T16">(Poly Encoders), </text:span><text:span text:style-name="T13">to pick next favourable task to operate on, ensuring smooth functioning of a given student organisation at TIET. </text:span></text:p>
      <text:p text:style-name="P12"/>
      <text:p text:style-name="P16">Hackathons<text:tab/><text:tab/><text:tab/><text:tab/><text:tab/><text:tab/><text:tab/><text:tab/><text:tab/><text:tab/> <text:s text:c="8"/><text:span text:style-name="T13">201</text:span><text:span text:style-name="T20">7</text:span><text:span text:style-name="T13">-201</text:span><text:span text:style-name="T20">8</text:span></text:p>
      <text:p text:style-name="P13">SATURNALIA Hackathon ‘1<text:span text:style-name="T28">7</text:span>, used bayesian prior to <text:span text:style-name="T27">regress</text:span> <text:span text:style-name="T27">rural </text:span>health service data.</text:p>
      <text:p text:style-name="P17">PECFEST Hackathon ‘1<text:span text:style-name="T28">7</text:span>, used VAEs for clustering <text:span text:style-name="T23">supply chain records of a given organisation. A Jenson-Shannon divergence metric performed better for estimating the posterior than basic KL-divergence.</text:span></text:p>
      <text:p text:style-name="P13">PECFEST Hackathon ‘1<text:span text:style-name="T28">8</text:span>, <text:span text:style-name="T25">developed a question answering system based on gpt2, to help under priviledged students to learn subjects on their own.</text:span></text:p>
      <text:p text:style-name="P13"/>
      <text:p text:style-name="P15"><text:span text:style-name="T6">R</text:span>ESEARCH <text:span text:style-name="T6">E</text:span>XPERIENCE</text:p>
      <text:p text:style-name="P27"/>
      <text:p text:style-name="P30">Adversarial training for Facebook's blender bot<text:tab/><text:tab/><text:tab/><text:tab/><text:span text:style-name="T18">June’20 – Present</text:span></text:p>
      <text:p text:style-name="P32">Aiming at a self play regime for conversational agents, and extending that to competitive conversation where an agent discriminates the output distribution of the other agent against human dialogue distribution.</text:p>
      <text:p text:style-name="P32"/>
      <text:p text:style-name="P20">Poly encoder regime for <text:span text:style-name="T26">fine-tuning decoder-only model (GPT-2) <text:s/><text:tab/><text:tab/> <text:s text:c="3"/></text:span><text:span text:style-name="T19">May’ 20</text:span></text:p>
      <text:p text:style-name="P33">Decoder model fine tuned like such, apparently is more robust to inductive bias than encoder model <text:span text:style-name="T31">even though encoder reached better recall@k/C score.</text:span></text:p>
      <text:p text:style-name="P33"/>
      <text:p text:style-name="P21">Analytical study of success of Batch Norm<text:span text:style-name="T13"> <text:tab/><text:tab/><text:tab/><text:tab/><text:tab/> Nov’19 – Dec’19</text:span></text:p>
      <text:p text:style-name="P34">Showed that batch normalization smoothens the loss surface and how it brings that effect, through the study of eigen-values of the hessian of input matrix.</text:p>
      <text:p text:style-name="P22"/>
      <text:p text:style-name="P24"><text:soft-page-break/><text:span text:style-name="T7">P</text:span><text:span text:style-name="T13">UBLICATIONS</text:span></text:p>
      <text:p text:style-name="Horizontal_20_Line"/>
      <text:p text:style-name="P7">“The real reason why BatchNorm works”</text:p>
      <text:p text:style-name="P7"><text:a xlink:type="simple" xlink:href="https://towardsdatascience.com/why-batchnorm-works-518bb004bc58" text:style-name="Internet_20_link" text:visited-style-name="Visited_20_Internet_20_Link">https://towardsdatascience.com/why-batchnorm-works-518bb004bc58</text:a></text:p>
      <text:p text:style-name="P7"/>
      <text:p text:style-name="P25"><text:span text:style-name="T6">T</text:span>ALKS <text:s/><text:span text:style-name="T6">A</text:span>ND <text:span text:style-name="T6">P</text:span>RESENTATIONS</text:p>
      <text:p text:style-name="P29"/>
      <text:p text:style-name="P36">Causality and its importance in variational inference and EM, <text:span text:style-name="T29">Thapar University<text:tab/> </text:span><text:s text:c="5"/>Jan ‘20</text:p>
      <text:p text:style-name="P35">Inductive bias in machine learning models, <text:span text:style-name="T29">Thapar University</text:span> <text:tab/><text:tab/><text:tab/><text:tab/> <text:s text:c="4"/>Oct ‘19</text:p>
      <text:p text:style-name="P37">Effect of <text:span text:style-name="T30">constraining</text:span> the posterior <text:span text:style-name="T30">to</text:span> a Gaussian in VAEs, PECFEST <text:tab/><text:tab/> <text:s text:c="3"/>Nov ‘17</text:p>
      <text:p text:style-name="P38"/>
      <text:p text:style-name="P26"><text:span text:style-name="T6">C</text:span>URRENT <text:span text:style-name="T6">W</text:span>ORK</text:p>
      <text:p text:style-name="Horizontal_20_Line"/>
      <text:p text:style-name="P39"><text:span text:style-name="T32">Evolution of ML algorithms from scratch </text:span><text:span text:style-name="T33">using only basic mathematical operations as building blocks, appl</text:span><text:span text:style-name="T34">ying</text:span><text:span text:style-name="T33"> evolutionary methods to automatically find the code for complete ML algorithms. </text:span><text:span text:style-name="T34">Finally aiming at creating such a regime of environment and agents, where agents can learn to code their environment and eventually act as an evolved drop-in replacement of their environment, hence bootstrapping the process. Inspired by neural aarchitecture search and AutoML-Zero by GoogleA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Cantarell" svg:font-family="Cantarell" style:font-pitch="variable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7:33:47.003097649</meta:creation-date>
    <dc:date>2020-07-23T17:45:05.731849899</dc:date>
    <meta:editing-duration>PT7H41M22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419" meta:character-count="3060" meta:non-whitespace-character-count="2592"/>
  </office:meta>
</office:document-meta>
</file>